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top" draw:auto-grow-height="false" fo:min-height="3.56cm" fo:min-width="17.915cm"/>
    </style:style>
    <style:style style:name="gr2" style:family="graphic" style:parent-style-name="standard">
      <style:graphic-properties draw:fill-color="#ffd8ce" draw:textarea-horizontal-align="justify" draw:textarea-vertical-align="top" draw:auto-grow-height="false" fo:min-height="8.132cm" fo:min-width="17.915cm"/>
    </style:style>
    <style:style style:name="gr3" style:family="graphic" style:parent-style-name="standard">
      <style:graphic-properties draw:fill-color="#dee6ef" draw:textarea-horizontal-align="justify" draw:textarea-vertical-align="top" draw:auto-grow-height="false" fo:min-height="3.306cm" fo:min-width="17.915cm"/>
    </style:style>
    <style:style style:name="gr4" style:family="graphic" style:parent-style-name="standard">
      <style:graphic-properties svg:stroke-color="#000000" draw:fill-color="#ffffff" draw:textarea-vertical-align="middle" draw:auto-grow-height="false" fo:min-height="2.798cm" fo:min-width="3.05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top" draw:auto-grow-height="false" fo:min-height="1.782cm" fo:min-width="4.326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034cm" fo:min-width="0.44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top" draw:auto-grow-height="false" fo:min-height="4.449cm" fo:min-width="5.088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5.329cm" fo:min-width="0.446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81cm" draw:marker-start-width="0.321cm" draw:marker-end-width="0.321cm" draw:fill-color="#eeeeee" draw:textarea-horizontal-align="justify" draw:textarea-vertical-align="middle" draw:auto-grow-height="false" fo:min-height="1.584cm" fo:min-width="4.509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draw:marker-start-width="0.321cm" draw:marker-end-width="0.321cm" draw:fill-color="#eeeeee" draw:textarea-horizontal-align="justify" draw:textarea-vertical-align="middle" draw:auto-grow-height="false" fo:min-height="1.504cm" fo:min-width="4.683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draw:marker-start-width="0.321cm" draw:marker-end-width="0.321cm" draw:fill-color="#eeeeee" draw:textarea-horizontal-align="justify" draw:textarea-vertical-align="middle" draw:auto-grow-height="false" fo:min-height="1.734cm" fo:min-width="4.024cm" fo:padding-top="0.165cm" fo:padding-bottom="0.165cm" fo:padding-left="0.29cm" fo:padding-right="0.29cm"/>
    </style:style>
    <style:style style:name="P1" style:family="paragraph">
      <style:paragraph-properties fo:text-align="start"/>
      <style:text-properties style:font-name="Liberation Sans1"/>
    </style:style>
    <style:style style:name="P2" style:family="paragraph">
      <loext:graphic-properties draw:fill-color="#dee7e5"/>
      <style:paragraph-properties fo:text-align="start"/>
      <style:text-properties style:font-name="Liberation Sans1"/>
    </style:style>
    <style:style style:name="P3" style:family="paragraph">
      <loext:graphic-properties draw:fill-color="#ffd8ce"/>
      <style:paragraph-properties fo:text-align="start"/>
      <style:text-properties style:font-name="Liberation Sans1"/>
    </style:style>
    <style:style style:name="P4" style:family="paragraph">
      <loext:graphic-properties draw:fill-color="#dee6ef"/>
      <style:paragraph-properties fo:text-align="start"/>
      <style:text-properties style:font-name="Liberation Sans1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top="0.152cm" fo:margin-bottom="0cm" fo:text-align="start"/>
    </style:style>
    <style:style style:name="P8" style:family="paragraph">
      <loext:graphic-properties draw:fill-color="#eeeeee"/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  <style:text-properties style:font-name="Liberation Mono" fo:font-size="15pt" style:font-size-asian="15pt" style:font-size-complex="15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  <style:style style:name="T2" style:family="text">
      <style:text-properties style:font-name="Liberation Mono" fo:font-size="15pt" style:font-size-asian="15pt" style:font-size-complex="15pt"/>
    </style:style>
    <style:style style:name="T3" style:family="text">
      <style:text-properties style:font-name="Liberation Mono"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415cm" svg:height="3.81cm" svg:x="1.508cm" svg:y="3.286cm">
          <text:p text:style-name="P1"><text:span text:style-name="T1">User Name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8.382cm" svg:x="1.508cm" svg:y="7.096cm">
          <text:p text:style-name="P1"><text:span text:style-name="T1">Poolboy</text:span><text:span text:style-name="T1"><text:line-break/></text:span><text:span text:style-name="T1">Namespa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415cm" svg:height="3.556cm" svg:x="1.508cm" svg:y="15.478cm">
          <text:p text:style-name="P1"><text:span text:style-name="T1">Target Namespa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3.048cm" svg:x="3.413cm" svg:y="10.017cm">
          <text:p text:style-name="P9"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5" draw:text-style-name="P8" draw:layer="layout" svg:width="4.826cm" svg:height="2.032cm" svg:x="1.762cm" svg:y="12.684cm">
          <text:p text:style-name="P6">ResourcePool</text:p>
          <text:p text:style-name="P7"><text:span text:style-name="T2"><text:s/></text:span><text:span text:style-name="T2">minAvail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89cm" svg:height="4.896cm" draw:transform="rotate (0.683121869230581) translate (5.461cm 6.765cm)">
          <text:p text:style-name="P9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5.588cm" svg:height="4.699cm" svg:x="13.827cm" svg:y="7.477cm">
          <text:p text:style-name="P9">ResourceProvider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style-name="gr8" draw:text-style-name="P11" xml:id="id3" draw:id="id3" draw:layer="layout" svg:width="2.09cm" svg:height="0.852cm" svg:x="14.208cm" svg:y="8.331cm">
          <draw:text-box>
            <text:p><text:span text:style-name="T2">matc</text:span><text:span text:style-name="T2">h</text:span></text:p>
          </draw:text-box>
        </draw:frame>
        <draw:frame draw:style-name="gr8" draw:text-style-name="P11" xml:id="id5" draw:id="id5" draw:layer="layout" svg:width="3.042cm" svg:height="0.852cm" svg:x="14.208cm" svg:y="8.966cm">
          <draw:text-box>
            <text:p><text:span text:style-name="T2">defa</text:span><text:span text:style-name="T2">ults</text:span></text:p>
          </draw:text-box>
        </draw:frame>
        <draw:frame draw:style-name="gr9" draw:text-style-name="P11" xml:id="id1" draw:id="id1" draw:layer="layout" svg:width="3.048cm" svg:height="0.852cm" svg:x="14.208cm" svg:y="9.638cm">
          <draw:text-box>
            <text:p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e</text:span></text:p>
          </draw:text-box>
        </draw:frame>
        <draw:frame draw:style-name="gr9" draw:text-style-name="P11" xml:id="id6" draw:id="id6" draw:layer="layout" svg:width="4.191cm" svg:height="0.852cm" svg:x="14.208cm" svg:y="10.273cm">
          <draw:text-box>
            <text:p><text:span text:style-name="T2">overrides</text:span></text:p>
          </draw:text-box>
        </draw:frame>
        <draw:frame draw:style-name="gr10" draw:text-style-name="P11" xml:id="id8" draw:id="id8" draw:layer="layout" svg:width="4.953cm" svg:height="0.979cm" svg:x="14.208cm" svg:y="10.871cm">
          <draw:text-box>
            <text:p><text:span text:style-name="T2">updateFilters</text:span></text:p>
          </draw:text-box>
        </draw:frame>
        <draw:frame draw:style-name="gr11" draw:text-style-name="P13" xml:id="id2" draw:id="id2" draw:layer="layout" svg:width="3.584cm" svg:height="0.839cm" draw:transform="rotate (-0.894830307497492) translate (6.978cm 6.431cm)">
          <draw:text-box>
            <text:p text:style-name="P12"><text:span text:style-name="T4">bind / update</text:span></text:p>
          </draw:text-box>
        </draw:frame>
        <draw:custom-shape draw:style-name="gr12" draw:text-style-name="P5" draw:layer="layout" svg:width="1.89cm" svg:height="6.376cm" draw:transform="rotate (0.683121869230581) translate (8.067cm 11.96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7" draw:id="id7" draw:layer="layout" svg:width="4.058cm" svg:height="0.839cm" draw:transform="rotate (-0.894830307497492) translate (10.037cm 12.176cm)">
          <draw:text-box>
            <text:p text:style-name="P12"><text:span text:style-name="T4">create / update</text:span></text:p>
          </draw:text-box>
        </draw:frame>
        <draw:connector draw:style-name="gr13" draw:text-style-name="P14" draw:layer="layout" draw:type="curve" draw:line-skew="0.074cm" svg:x1="14.208cm" svg:y1="10.064cm" svg:x2="8.099cm" svg:y2="7.829cm" draw:start-shape="id1" draw:start-glue-point="3" draw:end-shape="id2" draw:end-glue-point="0" svg:d="M14208 10064c-3628 0-574-2235-6109-2235" svg:viewBox="0 0 6110 2236">
          <text:p/>
        </draw:connector>
        <draw:connector draw:style-name="gr13" draw:text-style-name="P14" draw:layer="layout" draw:type="curve" draw:line-skew="0.16cm" svg:x1="14.208cm" svg:y1="8.757cm" svg:x2="8.747cm" svg:y2="5.572cm" draw:start-shape="id3" draw:start-glue-point="3" draw:end-shape="id4" draw:end-glue-point="1" svg:d="M14208 8757c-3825 0-1095-3185-5461-3185" svg:viewBox="0 0 5462 3186">
          <text:p/>
        </draw:connector>
        <draw:connector draw:style-name="gr13" draw:text-style-name="P14" draw:layer="layout" draw:type="curve" draw:line-skew="0.16cm" svg:x1="14.208cm" svg:y1="9.392cm" svg:x2="8.747cm" svg:y2="5.572cm" draw:start-shape="id5" draw:start-glue-point="3" draw:end-shape="id4" draw:end-glue-point="1" svg:d="M14208 9392c-3825 0-1095-3820-5461-3820" svg:viewBox="0 0 5462 3821">
          <text:p/>
        </draw:connector>
        <draw:connector draw:style-name="gr13" draw:text-style-name="P14" draw:layer="layout" draw:type="curve" draw:line-skew="-0.391cm" svg:x1="14.208cm" svg:y1="10.699cm" svg:x2="11.306cm" svg:y2="13.759cm" draw:start-shape="id6" draw:start-glue-point="3" draw:end-shape="id7" draw:end-glue-point="0" svg:d="M14208 10699c-1810 0-360 3060-2902 3060" svg:viewBox="0 0 2903 3061">
          <text:p/>
        </draw:connector>
        <draw:connector draw:style-name="gr13" draw:text-style-name="P14" draw:layer="layout" draw:type="curve" draw:line-skew="-0.451cm" svg:x1="14.208cm" svg:y1="11.36cm" svg:x2="11.306cm" svg:y2="13.759cm" draw:start-shape="id8" draw:start-glue-point="3" draw:end-shape="id7" draw:end-glue-point="0" svg:d="M14208 11360c-1900 0-450 2399-2902 2399" svg:viewBox="0 0 2903 2400">
          <text:p/>
        </draw:connector>
        <draw:frame draw:style-name="gr11" draw:text-style-name="P13" draw:layer="layout" svg:width="1.984cm" svg:height="0.839cm" svg:x="3.588cm" svg:y="10.702cm">
          <draw:text-box>
            <text:p><text:span text:style-name="T4">create</text:span></text:p>
          </draw:text-box>
        </draw:frame>
        <draw:custom-shape draw:style-name="gr14" draw:text-style-name="P10" xml:id="id4" draw:id="id4" draw:layer="layout" svg:width="5.207cm" svg:height="2.032cm" svg:x="3.54cm" svg:y="4.556cm">
          <text:p text:style-name="P9">ResourceCla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461cm" svg:height="2.032cm" svg:x="6.969cm" svg:y="10.017cm">
          <text:p text:style-name="P9">ResourceHa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826cm" svg:height="2.286cm" svg:x="11.541cm" svg:y="16.367cm">
          <text:p text:style-name="P9">Managed</text:p>
          <text:p text:style-name="P9">Re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08:07:15.861943011</meta:creation-date>
    <dc:date>2019-08-26T09:08:54.625350399</dc:date>
    <meta:editing-duration>PT9M4S</meta:editing-duration>
    <meta:editing-cycles>3</meta:editing-cycles>
    <meta:generator>LibreOffice/6.1.6.3$Linux_X86_64 LibreOffice_project/10$Build-3</meta:generator>
    <meta:document-statistic meta:object-count="24"/>
  </office:meta>
</office:document-meta>
</file>